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10 Pitch" svg:font-family="'Courier 10 Pitch'" style:font-adornments="Normal"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4">
      <style:text-properties officeooo:paragraph-rsid="00859b4a"/>
    </style:style>
    <style:style style:name="P2" style:family="paragraph" style:parent-style-name="Standard" style:list-style-name="L4">
      <style:text-properties officeooo:paragraph-rsid="00879434"/>
    </style:style>
    <style:style style:name="P3" style:family="paragraph" style:parent-style-name="Standard" style:list-style-name="L3">
      <style:text-properties fo:font-style="italic" style:font-style-asian="italic" style:font-style-complex="italic"/>
    </style:style>
    <style:style style:name="P4" style:family="paragraph" style:parent-style-name="Standard" style:list-style-name="L5">
      <style:text-properties officeooo:paragraph-rsid="00881907"/>
    </style:style>
    <style:style style:name="P5" style:family="paragraph" style:parent-style-name="Text_20_body">
      <style:text-properties officeooo:rsid="002155ba" officeooo:paragraph-rsid="0085693f"/>
    </style:style>
    <style:style style:name="P6" style:family="paragraph" style:parent-style-name="Text_20_body">
      <style:text-properties officeooo:paragraph-rsid="00859b4a"/>
    </style:style>
    <style:style style:name="P7" style:family="paragraph" style:parent-style-name="Text_20_body">
      <style:text-properties officeooo:paragraph-rsid="00881907"/>
    </style:style>
    <style:style style:name="P8" style:family="paragraph" style:parent-style-name="Text_20_body">
      <style:text-properties fo:font-style="normal" officeooo:paragraph-rsid="00881907" style:font-style-asian="normal" style:font-style-complex="normal"/>
    </style:style>
    <style:style style:name="P9" style:family="paragraph" style:parent-style-name="Text_20_body">
      <style:text-properties officeooo:paragraph-rsid="008cf347"/>
    </style:style>
    <style:style style:name="P10" style:family="paragraph" style:parent-style-name="Text_20_body">
      <style:text-properties officeooo:paragraph-rsid="0095f824"/>
    </style:style>
    <style:style style:name="P11" style:family="paragraph" style:parent-style-name="Text_20_body">
      <style:text-properties officeooo:paragraph-rsid="00a8d2df"/>
    </style:style>
    <style:style style:name="P12" style:family="paragraph" style:parent-style-name="Text_20_body" style:list-style-name="L7">
      <style:text-properties officeooo:paragraph-rsid="008cf347"/>
    </style:style>
    <style:style style:name="P13" style:family="paragraph" style:parent-style-name="Text_20_body" style:list-style-name="L7">
      <style:text-properties officeooo:paragraph-rsid="0092a905"/>
    </style:style>
    <style:style style:name="P14" style:family="paragraph" style:parent-style-name="Text_20_body" style:list-style-name="L7">
      <style:text-properties officeooo:paragraph-rsid="0096f2b1"/>
    </style:style>
    <style:style style:name="P15" style:family="paragraph" style:parent-style-name="Text_20_body" style:list-style-name="L7">
      <style:text-properties officeooo:paragraph-rsid="0099562f"/>
    </style:style>
    <style:style style:name="P16" style:family="paragraph" style:parent-style-name="Text_20_body" style:list-style-name="L7">
      <style:text-properties officeooo:paragraph-rsid="00a5d905"/>
    </style:style>
    <style:style style:name="P17" style:family="paragraph" style:parent-style-name="Text_20_body">
      <style:text-properties officeooo:paragraph-rsid="00ace675"/>
    </style:style>
    <style:style style:name="P18" style:family="paragraph" style:parent-style-name="Text_20_body">
      <style:text-properties officeooo:paragraph-rsid="00add1bc"/>
    </style:style>
    <style:style style:name="P19" style:family="paragraph" style:parent-style-name="Text_20_body">
      <style:text-properties officeooo:paragraph-rsid="00b0af9e"/>
    </style:style>
    <style:style style:name="P20" style:family="paragraph" style:parent-style-name="Text_20_body">
      <style:text-properties officeooo:paragraph-rsid="00b6c640"/>
    </style:style>
    <style:style style:name="P21" style:family="paragraph" style:parent-style-name="Text_20_body">
      <style:text-properties officeooo:paragraph-rsid="00b783ae"/>
    </style:style>
    <style:style style:name="P22" style:family="paragraph" style:parent-style-name="Code">
      <style:text-properties officeooo:paragraph-rsid="00983c18"/>
    </style:style>
    <style:style style:name="P23" style:family="paragraph" style:parent-style-name="Code">
      <style:text-properties officeooo:paragraph-rsid="009e8057"/>
    </style:style>
    <style:style style:name="P24" style:family="paragraph" style:parent-style-name="Code">
      <style:text-properties officeooo:paragraph-rsid="00a0774d"/>
    </style:style>
    <style:style style:name="P25" style:family="paragraph" style:parent-style-name="Code">
      <style:text-properties officeooo:paragraph-rsid="00a07a15"/>
    </style:style>
    <style:style style:name="P26" style:family="paragraph" style:parent-style-name="Code">
      <style:text-properties officeooo:paragraph-rsid="00a5d905"/>
    </style:style>
    <style:style style:name="P27" style:family="paragraph" style:parent-style-name="Code">
      <style:text-properties officeooo:paragraph-rsid="00b5a5fa"/>
    </style:style>
    <style:style style:name="P28" style:family="paragraph" style:parent-style-name="Heading_20_2">
      <style:text-properties officeooo:paragraph-rsid="0084cd75"/>
    </style:style>
    <style:style style:name="P29" style:family="paragraph" style:parent-style-name="Heading_20_2">
      <style:text-properties officeooo:paragraph-rsid="00859b4a"/>
    </style:style>
    <style:style style:name="P30" style:family="paragraph" style:parent-style-name="Heading_20_2">
      <style:text-properties officeooo:paragraph-rsid="008d7285"/>
    </style:style>
    <style:style style:name="P31" style:family="paragraph" style:parent-style-name="Heading_20_2">
      <style:text-properties officeooo:paragraph-rsid="00abb505"/>
    </style:style>
    <style:style style:name="P32" style:family="paragraph" style:parent-style-name="Heading_20_1">
      <style:text-properties officeooo:paragraph-rsid="00a855f3"/>
    </style:style>
    <style:style style:name="P33" style:family="paragraph" style:parent-style-name="Heading_20_3">
      <style:text-properties officeooo:paragraph-rsid="008cf347"/>
    </style:style>
    <style:style style:name="P34" style:family="paragraph" style:parent-style-name="Heading_20_3">
      <style:text-properties officeooo:paragraph-rsid="008d7285"/>
    </style:style>
    <style:style style:name="P35" style:family="paragraph" style:parent-style-name="Heading_20_3">
      <style:text-properties officeooo:paragraph-rsid="00ac2891"/>
    </style:style>
    <style:style style:name="P36" style:family="paragraph" style:parent-style-name="Heading_20_3">
      <style:text-properties officeooo:paragraph-rsid="00b0af9e"/>
    </style:style>
    <style:style style:name="P37" style:family="paragraph" style:parent-style-name="Heading_20_4">
      <style:text-properties officeooo:paragraph-rsid="0093d89f"/>
    </style:style>
    <style:style style:name="P38" style:family="paragraph" style:parent-style-name="Heading_20_4">
      <style:text-properties officeooo:paragraph-rsid="00983c18"/>
    </style:style>
    <style:style style:name="P39" style:family="paragraph" style:parent-style-name="Heading_20_4">
      <style:text-properties officeooo:paragraph-rsid="009ab2af"/>
    </style:style>
    <style:style style:name="P40" style:family="paragraph" style:parent-style-name="Heading_20_4">
      <style:text-properties officeooo:paragraph-rsid="00a5d905"/>
    </style:style>
    <style:style style:name="T1" style:family="text">
      <style:text-properties fo:font-style="italic" officeooo:rsid="00859b4a" style:font-style-asian="italic" style:font-style-complex="italic"/>
    </style:style>
    <style:style style:name="T2" style:family="text">
      <style:text-properties fo:font-style="italic" officeooo:rsid="00881907" style:font-style-asian="italic" style:font-style-complex="italic"/>
    </style:style>
    <style:style style:name="T3" style:family="text">
      <style:text-properties fo:font-style="italic" officeooo:rsid="00883b8a" style:font-style-asian="italic" style:font-style-complex="italic"/>
    </style:style>
    <style:style style:name="T4" style:family="text">
      <style:text-properties fo:font-weight="bold" officeooo:rsid="00473216" style:font-weight-asian="bold" style:font-weight-complex="bold"/>
    </style:style>
    <style:style style:name="T5" style:family="text">
      <style:text-properties officeooo:rsid="0084cd75"/>
    </style:style>
    <style:style style:name="T6" style:family="text">
      <style:text-properties fo:font-weight="normal" officeooo:rsid="0085693f" style:font-weight-asian="normal" style:font-weight-complex="normal"/>
    </style:style>
    <style:style style:name="T7" style:family="text">
      <style:text-properties officeooo:rsid="00859b4a"/>
    </style:style>
    <style:style style:name="T8" style:family="text">
      <style:text-properties officeooo:rsid="00879434"/>
    </style:style>
    <style:style style:name="T9" style:family="text">
      <style:text-properties officeooo:rsid="00881907"/>
    </style:style>
    <style:style style:name="T10" style:family="text">
      <style:text-properties fo:font-style="normal" officeooo:rsid="00881907" style:font-style-asian="normal" style:font-style-complex="normal"/>
    </style:style>
    <style:style style:name="T11" style:family="text">
      <style:text-properties fo:font-style="normal" officeooo:rsid="00883b8a" style:font-style-asian="normal" style:font-style-complex="normal"/>
    </style:style>
    <style:style style:name="T12" style:family="text">
      <style:text-properties fo:font-style="normal" officeooo:rsid="0088f3b0" style:font-style-asian="normal" style:font-style-complex="normal"/>
    </style:style>
    <style:style style:name="T13" style:family="text">
      <style:text-properties fo:font-style="normal" officeooo:rsid="00859b4a" style:font-style-asian="normal" style:font-style-complex="normal"/>
    </style:style>
    <style:style style:name="T14" style:family="text">
      <style:text-properties fo:font-style="normal" officeooo:rsid="008cf347" style:font-style-asian="normal" style:font-style-complex="normal"/>
    </style:style>
    <style:style style:name="T15" style:family="text">
      <style:text-properties fo:font-style="normal" officeooo:rsid="008d7285" style:font-style-asian="normal" style:font-style-complex="normal"/>
    </style:style>
    <style:style style:name="T16" style:family="text">
      <style:text-properties fo:font-style="normal" officeooo:rsid="008e5806" style:font-style-asian="normal" style:font-style-complex="normal"/>
    </style:style>
    <style:style style:name="T17" style:family="text">
      <style:text-properties fo:font-style="normal" officeooo:rsid="0090294a" style:font-style-asian="normal" style:font-style-complex="normal"/>
    </style:style>
    <style:style style:name="T18" style:family="text">
      <style:text-properties fo:font-style="normal" officeooo:rsid="00919cf6" style:font-style-asian="normal" style:font-style-complex="normal"/>
    </style:style>
    <style:style style:name="T19" style:family="text">
      <style:text-properties fo:font-style="normal" officeooo:rsid="0092a905" style:font-style-asian="normal" style:font-style-complex="normal"/>
    </style:style>
    <style:style style:name="T20" style:family="text">
      <style:text-properties fo:font-style="normal" officeooo:rsid="0093d89f" style:font-style-asian="normal" style:font-style-complex="normal"/>
    </style:style>
    <style:style style:name="T21" style:family="text">
      <style:text-properties fo:font-style="normal" officeooo:rsid="009447c0" style:font-style-asian="normal" style:font-style-complex="normal"/>
    </style:style>
    <style:style style:name="T22" style:family="text">
      <style:text-properties fo:font-style="normal" officeooo:rsid="0095f824" style:font-style-asian="normal" style:font-style-complex="normal"/>
    </style:style>
    <style:style style:name="T23" style:family="text">
      <style:text-properties fo:font-style="normal" officeooo:rsid="0096427b" style:font-style-asian="normal" style:font-style-complex="normal"/>
    </style:style>
    <style:style style:name="T24" style:family="text">
      <style:text-properties fo:font-style="normal" officeooo:rsid="0096f2b1" style:font-style-asian="normal" style:font-style-complex="normal"/>
    </style:style>
    <style:style style:name="T25" style:family="text">
      <style:text-properties fo:font-style="normal" officeooo:rsid="00983c18" style:font-style-asian="normal" style:font-style-complex="normal"/>
    </style:style>
    <style:style style:name="T26" style:family="text">
      <style:text-properties fo:font-style="normal" officeooo:rsid="0099562f" style:font-style-asian="normal" style:font-style-complex="normal"/>
    </style:style>
    <style:style style:name="T27" style:family="text">
      <style:text-properties fo:font-style="normal" officeooo:rsid="009ab2af" style:font-style-asian="normal" style:font-style-complex="normal"/>
    </style:style>
    <style:style style:name="T28" style:family="text">
      <style:text-properties fo:font-style="normal" officeooo:rsid="009c3461" style:font-style-asian="normal" style:font-style-complex="normal"/>
    </style:style>
    <style:style style:name="T29" style:family="text">
      <style:text-properties fo:font-style="normal" officeooo:rsid="009cbdef" style:font-style-asian="normal" style:font-style-complex="normal"/>
    </style:style>
    <style:style style:name="T30" style:family="text">
      <style:text-properties fo:font-style="normal" officeooo:rsid="009e09fc" style:font-style-asian="normal" style:font-style-complex="normal"/>
    </style:style>
    <style:style style:name="T31" style:family="text">
      <style:text-properties fo:font-style="normal" officeooo:rsid="009e8057" style:font-style-asian="normal" style:font-style-complex="normal"/>
    </style:style>
    <style:style style:name="T32" style:family="text">
      <style:text-properties fo:font-style="normal" officeooo:rsid="00a07a15" style:font-style-asian="normal" style:font-style-complex="normal"/>
    </style:style>
    <style:style style:name="T33" style:family="text">
      <style:text-properties fo:font-style="normal" officeooo:rsid="00a3c997" style:font-style-asian="normal" style:font-style-complex="normal"/>
    </style:style>
    <style:style style:name="T34" style:family="text">
      <style:text-properties fo:font-style="normal" officeooo:rsid="00a53c83" style:font-style-asian="normal" style:font-style-complex="normal"/>
    </style:style>
    <style:style style:name="T35" style:family="text">
      <style:text-properties fo:font-style="normal" officeooo:rsid="00a5d905" style:font-style-asian="normal" style:font-style-complex="normal"/>
    </style:style>
    <style:style style:name="T36" style:family="text">
      <style:text-properties fo:font-style="normal" officeooo:rsid="00a62cdb" style:font-style-asian="normal" style:font-style-complex="normal"/>
    </style:style>
    <style:style style:name="T37" style:family="text">
      <style:text-properties fo:font-style="normal" officeooo:rsid="00a8d2df" style:font-style-asian="normal" style:font-style-complex="normal"/>
    </style:style>
    <style:style style:name="T38" style:family="text">
      <style:text-properties fo:font-style="normal" officeooo:rsid="00a8ea57" style:font-style-asian="normal" style:font-style-complex="normal"/>
    </style:style>
    <style:style style:name="T39" style:family="text">
      <style:text-properties fo:font-style="normal" officeooo:rsid="00a9de8b" style:font-style-asian="normal" style:font-style-complex="normal"/>
    </style:style>
    <style:style style:name="T40" style:family="text">
      <style:text-properties fo:font-style="normal" officeooo:rsid="00abb505" style:font-style-asian="normal" style:font-style-complex="normal"/>
    </style:style>
    <style:style style:name="T41" style:family="text">
      <style:text-properties fo:font-style="normal" officeooo:rsid="00ac2891" style:font-style-asian="normal" style:font-style-complex="normal"/>
    </style:style>
    <style:style style:name="T42" style:family="text">
      <style:text-properties fo:font-style="normal" officeooo:rsid="00ac324a" style:font-style-asian="normal" style:font-style-complex="normal"/>
    </style:style>
    <style:style style:name="T43" style:family="text">
      <style:text-properties fo:font-style="normal" officeooo:rsid="00ace675" style:font-style-asian="normal" style:font-style-complex="normal"/>
    </style:style>
    <style:style style:name="T44" style:family="text">
      <style:text-properties fo:font-style="normal" officeooo:rsid="00add1bc" style:font-style-asian="normal" style:font-style-complex="normal"/>
    </style:style>
    <style:style style:name="T45" style:family="text">
      <style:text-properties fo:font-style="normal" officeooo:rsid="00b0af9e" style:font-style-asian="normal" style:font-style-complex="normal"/>
    </style:style>
    <style:style style:name="T46" style:family="text">
      <style:text-properties fo:font-style="normal" officeooo:rsid="00b1af2b" style:font-style-asian="normal" style:font-style-complex="normal"/>
    </style:style>
    <style:style style:name="T47" style:family="text">
      <style:text-properties fo:font-style="normal" officeooo:rsid="00b30b24" style:font-style-asian="normal" style:font-style-complex="normal"/>
    </style:style>
    <style:style style:name="T48" style:family="text">
      <style:text-properties fo:font-style="normal" officeooo:rsid="00b4ca31" style:font-style-asian="normal" style:font-style-complex="normal"/>
    </style:style>
    <style:style style:name="T49" style:family="text">
      <style:text-properties fo:font-style="normal" officeooo:rsid="00b6c640" style:font-style-asian="normal" style:font-style-complex="normal"/>
    </style:style>
    <style:style style:name="T50" style:family="text">
      <style:text-properties fo:font-style="normal" officeooo:rsid="00b783ae" style:font-style-asian="normal" style:font-style-complex="normal"/>
    </style:style>
    <style:style style:name="T51" style:family="text">
      <style:text-properties officeooo:rsid="008d7285"/>
    </style:style>
    <style:style style:name="T52" style:family="text">
      <style:text-properties officeooo:rsid="00a855f3"/>
    </style:style>
    <style:style style:name="T53" style:family="text">
      <style:text-properties officeooo:rsid="00a9de8b"/>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text:span text:style-name="T52">Défaut d'insertion CG 66</text:span></text:h>
      <text:h text:style-name="P29" text:outline-level="2"><text:span text:style-name="T53">Importation des f</text:span><text:span text:style-name="T7">lux Pôle Emploi</text:span></text:h>
      <text:p text:style-name="P6"><text:span text:style-name="T7">Auparavant, on se servait de 4 tables pour stocker les informations :</text:span></text:p>
      <text:list xml:id="list714872067" text:style-name="L3">
        <text:list-item>
          <text:p text:style-name="P3"><text:span text:style-name="T7">infospoleemploi</text:span></text:p>
        </text:list-item>
        <text:list-item>
          <text:p text:style-name="P3"><text:span text:style-name="T7">tempcessations</text:span></text:p>
        </text:list-item>
        <text:list-item>
          <text:p text:style-name="P3"><text:span text:style-name="T7">tempinscriptions</text:span></text:p>
        </text:list-item>
        <text:list-item>
          <text:p text:style-name="P3"><text:span text:style-name="T7">tempradiations</text:span></text:p>
        </text:list-item>
      </text:list>
      <text:p text:style-name="Text_20_body"><text:span text:style-name="T7"/></text:p>
      <text:p text:style-name="Text_20_body"><text:span text:style-name="T7">Et de deux </text:span><text:span text:style-name="T1">shells</text:span><text:span text:style-name="T7"> pour traiter les flux :</text:span></text:p>
      <text:list xml:id="list464542066" text:style-name="L4">
        <text:list-item>
          <text:p text:style-name="P1"><text:span text:style-name="T1">importcsvinfope</text:span><text:span text:style-name="T7">, qui importe les données dans les tables </text:span><text:span text:style-name="T1">tempcessations</text:span><text:span text:style-name="T7">, </text:span><text:span text:style-name="T1">tempinscriptions</text:span><text:span text:style-name="T7"> et </text:span><text:span text:style-name="T1">tempradiations</text:span></text:p>
        </text:list-item>
        <text:list-item>
          <text:p text:style-name="P2"><text:span text:style-name="T1">traitementcsvinfope</text:span><text:span text:style-name="T7">, qui importe les données de </text:span><text:span text:style-name="T1">tempcessations</text:span><text:span text:style-name="T7">, </text:span><text:span text:style-name="T1">tempinscriptions</text:span><text:span text:style-name="T7"> et </text:span><text:span text:style-name="T1">tempradiations</text:span><text:span text:style-name="T7"> dans </text:span><text:span text:style-name="T1">infospoleemploi</text:span><text:span text:style-name="T7"> lorsque l'</text:span><text:span text:style-name="T1">id</text:span><text:span text:style-name="T7"> technique de l'allocataire a été trouvé </text:span><text:span text:style-name="T8">et qui supprime les entrées traitées des tables <text:s/></text:span><text:span text:style-name="T1">tempcessations</text:span><text:span text:style-name="T7">, </text:span><text:span text:style-name="T1">tempinscriptions</text:span><text:span text:style-name="T7"> et </text:span><text:span text:style-name="T1">tempradiations</text:span></text:p>
        </text:list-item>
      </text:list>
      <text:p text:style-name="P8"><text:span text:style-name="T9"/></text:p>
      <text:p text:style-name="P8"><text:span text:style-name="T9">A présent, on ne se servira plus que de 2 tables :</text:span></text:p>
      <text:list xml:id="list1319552367" text:style-name="L5">
        <text:list-item>
          <text:p text:style-name="P4"><text:span text:style-name="T2">informationspe</text:span><text:span text:style-name="T10">, qui comprendra les informations permettant de faire le lien entre l'allocataire et la désignation de l'allocataire par la CAF</text:span></text:p>
        </text:list-item>
        <text:list-item>
          <text:p text:style-name="P4"><text:span text:style-name="T2">historiqueetatspe</text:span><text:span text:style-name="T10">, qui comprendra, pour chacun des allocataires de la table </text:span><text:span text:style-name="T2">informationspe</text:span><text:span text:style-name="T10">, l'</text:span><text:span text:style-name="T2">id</text:span><text:span text:style-name="T10"> technique de l'allocataire lorsque celui-ci aura été trouvé en base, ainsi que le le type d'état (</text:span><text:span text:style-name="T2">inscription</text:span><text:span text:style-name="T10">, </text:span><text:span text:style-name="T2">cessation</text:span><text:span text:style-name="T10">, </text:span><text:span text:style-name="T2">radiation</text:span><text:span text:style-name="T10">), </text:span><text:span text:style-name="T12">l'identifiant Pôle Emploi, </text:span><text:span text:style-name="T10">la date de changement d'état, un code lié au changement d'état et une description liée au changement d'état.</text:span></text:p>
        </text:list-item>
      </text:list>
      <text:p text:style-name="P7"><text:span text:style-name="T10"/></text:p>
      <text:p text:style-name="P7"><text:span text:style-name="T10">Et d'un seul </text:span><text:span text:style-name="T2">shell</text:span><text:span text:style-name="T10">, </text:span><text:span text:style-name="T11">qui importe les données dans les deux tables, et qui met à jour l'</text:span><text:span text:style-name="T3">id</text:span><text:span text:style-name="T11"> technique de l'allocataire lorsque celui-ci a été trouvé en base alors qu'il ne l'était pas avant.</text:span></text:p>
      <text:p text:style-name="P21"><text:span text:style-name="T50">FIXME : a-t'on vraiment besoin de l'id technique ? Ne pourrait-on pas se contenter de NIR/nom/prenom/dtnai ?</text:span></text:p>
      <text:h text:style-name="P33" text:outline-level="3"><text:span text:style-name="T14">Problèmes rencontrés</text:span></text:h>
      <text:p text:style-name="P9"><text:span text:style-name="T14">Les données venant de PE et servant à identifier une personne dans WebRSA sont : NIR (sans la clé), nom, prénom, date de naissance. </text:span><text:span text:style-name="T17">Si on peut faire le rapprochement avec le NIR, on le fait, sinon on utilise nom, prénom et date de naissance.</text:span></text:p>
      <text:list xml:id="list264491769" text:style-name="L7">
        <text:list-item>
          <text:p text:style-name="P12"><text:span text:style-name="T14">Les NIRs que l'on a dans la table personnes </text:span><text:span text:style-name="T18">ne</text:span><text:span text:style-name="T14"> sont pas toujours corrects (</text:span><text:span text:style-name="T18">cette information est sensée être obligatoire, </text:span><text:span text:style-name="T14">sur 15 chiffres, ce qui correspond au NIR + à sa clé ; </text:span><text:span text:style-name="T16">cf. Appendice – Requête SQL n° 1</text:span><text:span text:style-name="T14">)</text:span></text:p>
        </text:list-item>
        <text:list-item>
          <text:p text:style-name="P13"><text:span text:style-name="T14">Les </text:span><text:span text:style-name="T18">nom, prénom (nom de naissance, prénom 2 et prénom 3) de la table personnes ne sont pas toujours formatés comme on s'y attend </text:span><text:span text:style-name="T19">(minuscules, caractères spéciaux, valeur vide, … cf. </text:span><text:span text:style-name="T16">Appendice – Requête SQL n° </text:span><text:span text:style-name="T19">2)</text:span></text:p>
        </text:list-item>
        <text:list-item>
          <text:p text:style-name="P14"><text:span text:style-name="T14">L</text:span><text:span text:style-name="T24">a</text:span><text:span text:style-name="T14"> </text:span><text:span text:style-name="T24">date de naissance</text:span><text:span text:style-name="T18"> de la table personnes </text:span><text:span text:style-name="T24">vaut parfois NULL (</text:span><text:span text:style-name="T19">cf. </text:span><text:span text:style-name="T16">Appendice – Requête SQL n° </text:span><text:span text:style-name="T24">3</text:span><text:span text:style-name="T19">)</text:span></text:p>
        </text:list-item>
        <text:list-item>
          <text:p text:style-name="P15"><text:span text:style-name="T26">Il existe encore des doublons de demandeurs ou conjoints RSA, </text:span><text:span text:style-name="T30">appartenant à des dossiers ouverts</text:span><text:span text:style-name="T26">, dans des dossiers différents ou dans le même dossier</text:span><text:span text:style-name="T24"> (</text:span><text:span text:style-name="T19">cf. </text:span><text:span text:style-name="T16">Appendice – </text:span><text:soft-page-break/><text:span text:style-name="T16">Requête SQL n° </text:span><text:span text:style-name="T26">4</text:span><text:span text:style-name="T19">)</text:span></text:p>
        </text:list-item>
        <text:list-item>
          <text:p text:style-name="P16"><text:span text:style-name="T33">Un allocataire peut changer d'identifiant Pôle Emploi, même s'il est également possible qu'il n'en change pas alors qu'on trouve des inscriptions et des radiations </text:span><text:span text:style-name="T24">(</text:span><text:span text:style-name="T19">cf. </text:span><text:span text:style-name="T16">Appendice – Requête SQL n° </text:span><text:span text:style-name="T35">5</text:span><text:span text:style-name="T19">)</text:span></text:p>
        </text:list-item>
      </text:list>
      <text:p text:style-name="P11"><text:span text:style-name="T37">Ces problèmes </text:span><text:span text:style-name="T38">(en particulier le point 4) </text:span><text:span text:style-name="T37">font qu'il est difficile de connaître le parcours d'un allocataire au sein de Pôle Emploi (inscription, cessation, radiation)</text:span><text:span text:style-name="T38">.</text:span></text:p>
      <text:h text:style-name="P31" text:outline-level="2"><text:span text:style-name="T40">Points d'entrée pour les EP à partir des infos. Pôle Emploi</text:span></text:h>
      <text:h text:style-name="P35" text:outline-level="3"><text:span text:style-name="T41">Détection des personnes radiées de Pôle Emploi</text:span></text:h>
      <text:p text:style-name="P18"><text:span text:style-name="T44">Détection des allocataires RSA figurant dans un dossier dont le droit est ouvert et versable, qui possèdent une dernière orientation validée en emploi (MSA ou Pôle Emploi) et dont la dernière information venant du flux Pôle Emploi, datant de plus de 2 mois (FIXME ?) est une radiation.</text:span></text:p>
      <text:p text:style-name="P19"><text:span text:style-name="T45">FIXME : seulement pour certains motifs de radiation</text:span></text:p>
      <text:p text:style-name="P17"><text:span text:style-name="T41">FIXME : </text:span><text:span text:style-name="T43">il est possible que la personne se trouve dans l'historique et n'ait pas de personne_id (ou un autre) !!</text:span></text:p>
      <text:p text:style-name="Code"><text:span text:style-name="T42">SELECT</text:span></text:p>
      <text:p text:style-name="Code"><text:span text:style-name="T42"><text:tab/><text:tab/>personnes.*</text:span></text:p>
      <text:p text:style-name="Code"><text:span text:style-name="T42"><text:tab/>FROM orientsstructs</text:span></text:p>
      <text:p text:style-name="Code"><text:span text:style-name="T42"><text:tab/><text:tab/>INNER JOIN personnes ON (</text:span></text:p>
      <text:p text:style-name="Code"><text:span text:style-name="T42"><text:tab/><text:tab/><text:tab/>orientsstructs.personne_id = personnes.id</text:span></text:p>
      <text:p text:style-name="Code"><text:span text:style-name="T42"><text:tab/><text:tab/>)</text:span></text:p>
      <text:p text:style-name="Code"><text:span text:style-name="T42"><text:tab/><text:tab/>INNER JOIN prestations ON (</text:span></text:p>
      <text:p text:style-name="Code"><text:span text:style-name="T42"><text:tab/><text:tab/><text:tab/>personnes.id = prestations.personne_id</text:span></text:p>
      <text:p text:style-name="Code"><text:span text:style-name="T42"><text:tab/><text:tab/><text:tab/>AND prestations.natprest = 'RSA'</text:span></text:p>
      <text:p text:style-name="Code"><text:span text:style-name="T42"><text:tab/><text:tab/><text:tab/>AND prestations.rolepers IN ( 'DEM', 'CJT' )</text:span></text:p>
      <text:p text:style-name="Code"><text:span text:style-name="T42"><text:tab/><text:tab/>)</text:span></text:p>
      <text:p text:style-name="Code"><text:span text:style-name="T42"><text:tab/><text:tab/>INNER JOIN foyers ON (</text:span></text:p>
      <text:p text:style-name="Code"><text:span text:style-name="T42"><text:tab/><text:tab/><text:tab/>personnes.foyer_id = foyers.id</text:span></text:p>
      <text:p text:style-name="Code"><text:span text:style-name="T42"><text:tab/><text:tab/>)</text:span></text:p>
      <text:p text:style-name="Code"><text:span text:style-name="T42"><text:tab/><text:tab/>INNER JOIN dossiers ON (</text:span></text:p>
      <text:p text:style-name="Code"><text:span text:style-name="T42"><text:tab/><text:tab/><text:tab/>foyers.dossier_id = dossiers.id</text:span></text:p>
      <text:p text:style-name="Code"><text:span text:style-name="T42"><text:tab/><text:tab/>)</text:span></text:p>
      <text:p text:style-name="Code"><text:span text:style-name="T42"><text:tab/><text:tab/>INNER JOIN situationsdossiersrsa AS situations ON (</text:span></text:p>
      <text:p text:style-name="Code"><text:span text:style-name="T42"><text:tab/><text:tab/><text:tab/>situations.dossier_id = dossiers.id</text:span></text:p>
      <text:p text:style-name="Code"><text:span text:style-name="T42"><text:tab/><text:tab/><text:tab/>AND situations.etatdosrsa IN ('Z','2','3','4')</text:span></text:p>
      <text:p text:style-name="Code"><text:span text:style-name="T42"><text:tab/><text:tab/>)</text:span></text:p>
      <text:p text:style-name="Code"><text:span text:style-name="T42"><text:tab/>WHERE</text:span></text:p>
      <text:p text:style-name="Code"><text:span text:style-name="T42"><text:tab/><text:tab/>orientsstructs.statut_orient = 'Orienté'</text:span></text:p>
      <text:p text:style-name="Code"><text:span text:style-name="T42"><text:tab/><text:tab/>AND orientsstructs.date_valid IS NOT NULL</text:span></text:p>
      <text:p text:style-name="Code"><text:span text:style-name="T42"><text:tab/><text:tab/>AND orientsstructs.typeorient_id IN (</text:span></text:p>
      <text:p text:style-name="Code"><text:span text:style-name="T42"><text:tab/><text:tab/><text:tab/>SELECT</text:span></text:p>
      <text:p text:style-name="Code"><text:span text:style-name="T42"><text:tab/><text:tab/><text:tab/><text:tab/>id</text:span></text:p>
      <text:p text:style-name="Code"><text:span text:style-name="T42"><text:tab/><text:tab/><text:tab/>FROM typesorients</text:span></text:p>
      <text:p text:style-name="Code"><text:span text:style-name="T42"><text:tab/><text:tab/><text:tab/>WHERE parentid IS NOT NULL</text:span></text:p>
      <text:p text:style-name="Code"><text:span text:style-name="T42"><text:tab/><text:tab/><text:tab/><text:tab/>AND lib_type_orient LIKE 'Emploi%'</text:span></text:p>
      <text:p text:style-name="Code"><text:span text:style-name="T42"><text:tab/><text:tab/>)</text:span></text:p>
      <text:p text:style-name="Code"><text:span text:style-name="T42"><text:tab/><text:tab/>AND orientsstructs.id IN (</text:span></text:p>
      <text:p text:style-name="Code"><text:span text:style-name="T42"><text:tab/><text:tab/><text:tab/>SELECT</text:span></text:p>
      <text:p text:style-name="Code"><text:span text:style-name="T42"><text:tab/><text:tab/><text:tab/><text:tab/>id</text:span></text:p>
      <text:p text:style-name="Code"><text:span text:style-name="T42"><text:tab/><text:tab/><text:tab/>FROM orientsstructs AS o</text:span></text:p>
      <text:p text:style-name="Code"><text:span text:style-name="T42"><text:tab/><text:tab/><text:tab/>WHERE</text:span></text:p>
      <text:p text:style-name="Code"><text:span text:style-name="T42"><text:tab/><text:tab/><text:tab/><text:tab/>o.personne_id = orientsstructs.personne_id</text:span></text:p>
      <text:p text:style-name="Code"><text:span text:style-name="T42"><text:tab/><text:tab/><text:tab/><text:tab/>AND o.statut_orient = 'Orienté'</text:span></text:p>
      <text:p text:style-name="Code"><text:soft-page-break/><text:span text:style-name="T42"><text:tab/><text:tab/><text:tab/><text:tab/>AND o.date_valid IS NOT NULL</text:span></text:p>
      <text:p text:style-name="Code"><text:span text:style-name="T42"><text:tab/><text:tab/><text:tab/>ORDER BY o.date_valid DESC</text:span></text:p>
      <text:p text:style-name="Code"><text:span text:style-name="T42"><text:tab/><text:tab/><text:tab/>LIMIT 1</text:span></text:p>
      <text:p text:style-name="Code"><text:span text:style-name="T42"><text:tab/><text:tab/>)</text:span></text:p>
      <text:p text:style-name="Code"><text:span text:style-name="T42"><text:tab/><text:tab/>AND orientsstructs.personne_id IN (</text:span></text:p>
      <text:p text:style-name="Code"><text:span text:style-name="T42"><text:tab/><text:tab/><text:tab/>SELECT</text:span></text:p>
      <text:p text:style-name="Code"><text:span text:style-name="T42"><text:tab/><text:tab/><text:tab/><text:tab/><text:tab/>informationspe.personne_id</text:span></text:p>
      <text:p text:style-name="Code"><text:span text:style-name="T42"><text:tab/><text:tab/><text:tab/><text:tab/>FROM historiqueetatspe</text:span></text:p>
      <text:p text:style-name="Code"><text:span text:style-name="T42"><text:tab/><text:tab/><text:tab/><text:tab/><text:tab/>INNER JOIN informationspe ON (</text:span></text:p>
      <text:p text:style-name="Code"><text:span text:style-name="T42"><text:tab/><text:tab/><text:tab/><text:tab/><text:tab/><text:tab/>historiqueetatspe.informationpe_id = informationspe.id</text:span></text:p>
      <text:p text:style-name="Code"><text:span text:style-name="T42"><text:tab/><text:tab/><text:tab/><text:tab/><text:tab/>)</text:span></text:p>
      <text:p text:style-name="Code"><text:span text:style-name="T42"><text:tab/><text:tab/><text:tab/><text:tab/>WHERE</text:span></text:p>
      <text:p text:style-name="Code"><text:span text:style-name="T42"><text:tab/><text:tab/><text:tab/><text:tab/><text:tab/>historiqueetatspe.id IN (</text:span></text:p>
      <text:p text:style-name="Code"><text:span text:style-name="T42"><text:tab/><text:tab/><text:tab/><text:tab/><text:tab/><text:tab/>SELECT</text:span></text:p>
      <text:p text:style-name="Code"><text:span text:style-name="T42"><text:tab/><text:tab/><text:tab/><text:tab/><text:tab/><text:tab/><text:tab/><text:tab/>id</text:span></text:p>
      <text:p text:style-name="Code"><text:span text:style-name="T42"><text:tab/><text:tab/><text:tab/><text:tab/><text:tab/><text:tab/><text:tab/>FROM historiqueetatspe AS h</text:span></text:p>
      <text:p text:style-name="Code"><text:span text:style-name="T42"><text:tab/><text:tab/><text:tab/><text:tab/><text:tab/><text:tab/><text:tab/>WHERE</text:span></text:p>
      <text:p text:style-name="Code"><text:span text:style-name="T42"><text:tab/><text:tab/><text:tab/><text:tab/><text:tab/><text:tab/><text:tab/><text:tab/>historiqueetatspe.informationpe_id = h.informationpe_id</text:span></text:p>
      <text:p text:style-name="Code"><text:span text:style-name="T42"><text:tab/><text:tab/><text:tab/><text:tab/><text:tab/><text:tab/><text:tab/>ORDER BY date DESC</text:span></text:p>
      <text:p text:style-name="Code"><text:span text:style-name="T42"><text:tab/><text:tab/><text:tab/><text:tab/><text:tab/><text:tab/><text:tab/>LIMIT 1</text:span></text:p>
      <text:p text:style-name="Code"><text:span text:style-name="T42"><text:tab/><text:tab/><text:tab/><text:tab/><text:tab/>)</text:span></text:p>
      <text:p text:style-name="Code"><text:span text:style-name="T42"><text:tab/><text:tab/><text:tab/><text:tab/><text:tab/>AND historiqueetatspe.etat = 'radiation'</text:span></text:p>
      <text:p text:style-name="Code"><text:span text:style-name="T42"><text:tab/><text:tab/><text:tab/><text:tab/><text:tab/>AND AGE(historiqueetatspe.date) &gt; '2 mons'</text:span></text:p>
      <text:p text:style-name="P27"><text:span text:style-name="T47"><text:tab/><text:tab/><text:tab/><text:tab/><text:tab/>AND historiqueetatspe.date &gt;= orientsstructs.date_valid</text:span></text:p>
      <text:p text:style-name="Code"><text:span text:style-name="T42"><text:tab/><text:tab/>);</text:span></text:p>
      <text:h text:style-name="P36" text:outline-level="3"><text:span text:style-name="T41">Détection des personnes </text:span><text:span text:style-name="T45">non inscrites à Pôle Emploi</text:span></text:h>
      <text:p text:style-name="P19"><text:span text:style-name="T44">Détection des allocataires RSA figurant dans un dossier dont le droit est ouvert et versable, qui possèdent une dernière orientation validée en emploi (MSA ou Pôle Emploi) et </text:span><text:span text:style-name="T46">qui </text:span><text:span text:style-name="T44">dont la dernière information venant du flux Pôle Emploi, datant de </text:span><text:span text:style-name="T46">moins</text:span><text:span text:style-name="T44"> de 2 mois (FIXME ?) </text:span><text:span text:style-name="T46">après l'orientation</text:span><text:span text:style-name="T44"> </text:span><text:span text:style-name="T46">n'</text:span><text:span text:style-name="T44">est </text:span><text:span text:style-name="T46">pas une inscription</text:span><text:span text:style-name="T44">.</text:span></text:p>
      <text:p text:style-name="P20"><text:span text:style-name="T49">FIXME : orientation &gt; 2 mois ?</text:span></text:p>
      <text:p text:style-name="P19"><text:span text:style-name="T41">FIXME : </text:span><text:span text:style-name="T43">il est possible que la personne se trouve dans l'historique et n'ait pas de personne_id (ou un autre) !!</text:span></text:p>
      <text:p text:style-name="Code"><text:span text:style-name="T47">SELECT</text:span></text:p>
      <text:p text:style-name="Code"><text:span text:style-name="T47"><text:tab/><text:tab/>personnes.*</text:span></text:p>
      <text:p text:style-name="Code"><text:span text:style-name="T47"><text:tab/>FROM orientsstructs</text:span></text:p>
      <text:p text:style-name="Code"><text:span text:style-name="T47"><text:tab/><text:tab/>INNER JOIN personnes ON (</text:span></text:p>
      <text:p text:style-name="Code"><text:span text:style-name="T47"><text:tab/><text:tab/><text:tab/>orientsstructs.personne_id = personnes.id</text:span></text:p>
      <text:p text:style-name="Code"><text:span text:style-name="T47"><text:tab/><text:tab/>)</text:span></text:p>
      <text:p text:style-name="Code"><text:span text:style-name="T47"><text:tab/><text:tab/>INNER JOIN prestations ON (</text:span></text:p>
      <text:p text:style-name="Code"><text:span text:style-name="T47"><text:tab/><text:tab/><text:tab/>personnes.id = prestations.personne_id</text:span></text:p>
      <text:p text:style-name="Code"><text:span text:style-name="T47"><text:tab/><text:tab/><text:tab/>AND prestations.natprest = 'RSA'</text:span></text:p>
      <text:p text:style-name="Code"><text:span text:style-name="T47"><text:tab/><text:tab/><text:tab/>AND prestations.rolepers IN ( 'DEM', 'CJT' )</text:span></text:p>
      <text:p text:style-name="Code"><text:span text:style-name="T47"><text:tab/><text:tab/>)</text:span></text:p>
      <text:p text:style-name="Code"><text:span text:style-name="T47"><text:tab/><text:tab/>INNER JOIN foyers ON (</text:span></text:p>
      <text:p text:style-name="Code"><text:span text:style-name="T47"><text:tab/><text:tab/><text:tab/>personnes.foyer_id = foyers.id</text:span></text:p>
      <text:p text:style-name="Code"><text:span text:style-name="T47"><text:tab/><text:tab/>)</text:span></text:p>
      <text:p text:style-name="Code"><text:span text:style-name="T47"><text:tab/><text:tab/>INNER JOIN dossiers ON (</text:span></text:p>
      <text:p text:style-name="Code"><text:span text:style-name="T47"><text:tab/><text:tab/><text:tab/>foyers.dossier_id = dossiers.id</text:span></text:p>
      <text:p text:style-name="Code"><text:span text:style-name="T47"><text:tab/><text:tab/>)</text:span></text:p>
      <text:p text:style-name="Code"><text:span text:style-name="T47"><text:tab/><text:tab/>INNER JOIN situationsdossiersrsa AS situations ON (</text:span></text:p>
      <text:p text:style-name="Code"><text:span text:style-name="T47"><text:tab/><text:tab/><text:tab/>situations.dossier_id = dossiers.id</text:span></text:p>
      <text:p text:style-name="Code"><text:span text:style-name="T47"><text:tab/><text:tab/><text:tab/>AND situations.etatdosrsa IN ('Z','2','3','4')</text:span></text:p>
      <text:p text:style-name="Code"><text:span text:style-name="T47"><text:tab/><text:tab/>)</text:span></text:p>
      <text:p text:style-name="Code"><text:soft-page-break/><text:span text:style-name="T47"><text:tab/>WHERE</text:span></text:p>
      <text:p text:style-name="Code"><text:span text:style-name="T47"><text:tab/><text:tab/>orientsstructs.statut_orient = 'Orienté'</text:span></text:p>
      <text:p text:style-name="Code"><text:span text:style-name="T47"><text:tab/><text:tab/>AND orientsstructs.date_valid IS NOT NULL</text:span></text:p>
      <text:p text:style-name="Code"><text:span text:style-name="T47"><text:tab/><text:tab/>AND orientsstructs.typeorient_id IN (</text:span></text:p>
      <text:p text:style-name="Code"><text:span text:style-name="T47"><text:tab/><text:tab/><text:tab/>SELECT</text:span></text:p>
      <text:p text:style-name="Code"><text:span text:style-name="T47"><text:tab/><text:tab/><text:tab/><text:tab/>id</text:span></text:p>
      <text:p text:style-name="Code"><text:span text:style-name="T47"><text:tab/><text:tab/><text:tab/>FROM typesorients</text:span></text:p>
      <text:p text:style-name="Code"><text:span text:style-name="T47"><text:tab/><text:tab/><text:tab/>WHERE parentid IS NOT NULL</text:span></text:p>
      <text:p text:style-name="Code"><text:span text:style-name="T47"><text:tab/><text:tab/><text:tab/><text:tab/>AND lib_type_orient LIKE 'Emploi%'</text:span></text:p>
      <text:p text:style-name="Code"><text:span text:style-name="T47"><text:tab/><text:tab/>)</text:span></text:p>
      <text:p text:style-name="Code"><text:span text:style-name="T47"><text:tab/><text:tab/>AND orientsstructs.id IN (</text:span></text:p>
      <text:p text:style-name="Code"><text:span text:style-name="T47"><text:tab/><text:tab/><text:tab/>SELECT</text:span></text:p>
      <text:p text:style-name="Code"><text:span text:style-name="T47"><text:tab/><text:tab/><text:tab/><text:tab/>id</text:span></text:p>
      <text:p text:style-name="Code"><text:span text:style-name="T47"><text:tab/><text:tab/><text:tab/>FROM orientsstructs AS o</text:span></text:p>
      <text:p text:style-name="Code"><text:span text:style-name="T47"><text:tab/><text:tab/><text:tab/>WHERE</text:span></text:p>
      <text:p text:style-name="Code"><text:span text:style-name="T47"><text:tab/><text:tab/><text:tab/><text:tab/>o.personne_id = orientsstructs.personne_id</text:span></text:p>
      <text:p text:style-name="Code"><text:span text:style-name="T47"><text:tab/><text:tab/><text:tab/><text:tab/>AND o.statut_orient = 'Orienté'</text:span></text:p>
      <text:p text:style-name="Code"><text:span text:style-name="T47"><text:tab/><text:tab/><text:tab/><text:tab/>AND o.date_valid IS NOT NULL</text:span></text:p>
      <text:p text:style-name="Code"><text:span text:style-name="T47"><text:tab/><text:tab/><text:tab/>ORDER BY o.date_valid DESC</text:span></text:p>
      <text:p text:style-name="Code"><text:span text:style-name="T47"><text:tab/><text:tab/><text:tab/>LIMIT 1</text:span></text:p>
      <text:p text:style-name="Code"><text:span text:style-name="T47"><text:tab/><text:tab/>)</text:span></text:p>
      <text:p text:style-name="Code"><text:span text:style-name="T47"><text:tab/><text:tab/>AND orientsstructs.personne_id NOT IN (</text:span></text:p>
      <text:p text:style-name="Code"><text:span text:style-name="T47"><text:tab/><text:tab/><text:tab/>SELECT</text:span></text:p>
      <text:p text:style-name="Code"><text:span text:style-name="T47"><text:tab/><text:tab/><text:tab/><text:tab/><text:tab/>informationspe.personne_id</text:span></text:p>
      <text:p text:style-name="Code"><text:span text:style-name="T47"><text:tab/><text:tab/><text:tab/><text:tab/>FROM historiqueetatspe</text:span></text:p>
      <text:p text:style-name="Code"><text:span text:style-name="T47"><text:tab/><text:tab/><text:tab/><text:tab/><text:tab/>INNER JOIN informationspe ON (</text:span></text:p>
      <text:p text:style-name="Code"><text:span text:style-name="T47"><text:tab/><text:tab/><text:tab/><text:tab/><text:tab/><text:tab/>historiqueetatspe.informationpe_id = informationspe.id</text:span></text:p>
      <text:p text:style-name="Code"><text:span text:style-name="T47"><text:tab/><text:tab/><text:tab/><text:tab/><text:tab/>)</text:span></text:p>
      <text:p text:style-name="Code"><text:span text:style-name="T47"><text:tab/><text:tab/><text:tab/><text:tab/>WHERE</text:span></text:p>
      <text:p text:style-name="Code"><text:span text:style-name="T47"><text:tab/><text:tab/><text:tab/><text:tab/><text:tab/>historiqueetatspe.id IN (</text:span></text:p>
      <text:p text:style-name="Code"><text:span text:style-name="T47"><text:tab/><text:tab/><text:tab/><text:tab/><text:tab/><text:tab/>SELECT</text:span></text:p>
      <text:p text:style-name="Code"><text:span text:style-name="T47"><text:tab/><text:tab/><text:tab/><text:tab/><text:tab/><text:tab/><text:tab/><text:tab/>id</text:span></text:p>
      <text:p text:style-name="Code"><text:span text:style-name="T47"><text:tab/><text:tab/><text:tab/><text:tab/><text:tab/><text:tab/><text:tab/>FROM historiqueetatspe AS h</text:span></text:p>
      <text:p text:style-name="Code"><text:span text:style-name="T47"><text:tab/><text:tab/><text:tab/><text:tab/><text:tab/><text:tab/><text:tab/>WHERE</text:span></text:p>
      <text:p text:style-name="Code"><text:span text:style-name="T47"><text:tab/><text:tab/><text:tab/><text:tab/><text:tab/><text:tab/><text:tab/><text:tab/>historiqueetatspe.informationpe_id = h.informationpe_id</text:span></text:p>
      <text:p text:style-name="Code"><text:span text:style-name="T47"><text:tab/><text:tab/><text:tab/><text:tab/><text:tab/><text:tab/><text:tab/>ORDER BY date DESC</text:span></text:p>
      <text:p text:style-name="Code"><text:span text:style-name="T47"><text:tab/><text:tab/><text:tab/><text:tab/><text:tab/><text:tab/><text:tab/>LIMIT 1</text:span></text:p>
      <text:p text:style-name="Code"><text:span text:style-name="T47"><text:tab/><text:tab/><text:tab/><text:tab/><text:tab/>)</text:span></text:p>
      <text:p text:style-name="Code"><text:span text:style-name="T47"><text:tab/><text:tab/><text:tab/><text:tab/><text:tab/>AND historiqueetatspe.etat = 'inscription'</text:span></text:p>
      <text:p text:style-name="Code"><text:span text:style-name="T47"><text:tab/><text:tab/><text:tab/><text:tab/><text:tab/>AND AGE(historiqueetatspe.date) &lt;= '2 mons'</text:span></text:p>
      <text:p text:style-name="Code"><text:span text:style-name="T47"><text:tab/><text:tab/><text:tab/><text:tab/><text:tab/>AND historiqueetatspe.date &gt;= orientsstructs.date_valid</text:span></text:p>
      <text:p text:style-name="Code"><text:span text:style-name="T47"><text:tab/><text:tab/>);</text:span></text:p>
      <text:h text:style-name="P30" text:outline-level="2"><text:span text:style-name="T15">Appendice</text:span></text:h>
      <text:h text:style-name="P34" text:outline-level="3"><text:span text:style-name="T15">Requêtes SQL</text:span></text:h>
      <text:h text:style-name="Heading_20_4" text:outline-level="4"><text:span text:style-name="T16">1°) Personnes ayant un NIR ne comprenant pas 15 chiffres ?</text:span></text:h>
      <text:p text:style-name="Code"><text:span text:style-name="T51">SELECT COUNT(personnes.id) FROM personnes WHERE nir !~ '^[0-9]{15}$';</text:span></text:p>
      <text:h text:style-name="P37" text:outline-level="4"><text:span text:style-name="T20">2</text:span><text:span text:style-name="T16">°) Personnes ayant un </text:span><text:span text:style-name="T20">nom ou un prénom mal formaté ?</text:span></text:h>
      <text:p text:style-name="P10"><text:span text:style-name="T22">Mal formaté signifie </text:span><text:span text:style-name="T23">différent</text:span><text:span text:style-name="T22"> </text:span><text:span text:style-name="T23">d'au</text:span><text:span text:style-name="T22"> moins un </text:span><text:span text:style-name="T23">caractère parmi :</text:span><text:span text:style-name="T22"> lettre majuscule, tiret, espace ou guillemet, </text:span><text:span text:style-name="T23">et composé seulement de ces caractères.</text:span></text:p>
      <text:p text:style-name="Code"><text:span text:style-name="T21">SELECT COUNT(personnes.id) FROM personnes WHERE nom !~ '^([A-Z]|\-| |'')+$' OR </text:span><text:soft-page-break/><text:span text:style-name="T21">prenom !~ '^([A-Z]|\-| |'')+$';</text:span></text:p>
      <text:h text:style-name="P38" text:outline-level="4"><text:span text:style-name="T25">3</text:span><text:span text:style-name="T16">°) Personnes ayant un</text:span><text:span text:style-name="T25">e</text:span><text:span text:style-name="T16"> </text:span><text:span text:style-name="T25">date de naissance NULL</text:span><text:span text:style-name="T20"> ?</text:span></text:h>
      <text:p text:style-name="P22"><text:span text:style-name="T21">SELECT COUNT(personnes.id) FROM personnes WHERE </text:span><text:span text:style-name="T25">dtnai IS NULL</text:span><text:span text:style-name="T21">;</text:span></text:p>
      <text:h text:style-name="P39" text:outline-level="4"><text:span text:style-name="T27">4</text:span><text:span text:style-name="T16">°) </text:span><text:span text:style-name="T27">Doublons de demandeurs ou conjoints RSA </text:span><text:span text:style-name="T29">appartenant à des dossiers ouverts</text:span><text:span text:style-name="T20"> ?</text:span></text:h>
      <text:p text:style-name="Code"><text:span text:style-name="T28">SELECT</text:span></text:p>
      <text:p text:style-name="Code"><text:span text:style-name="T28"><text:tab/><text:tab/>COUNT(*)</text:span></text:p>
      <text:p text:style-name="Code"><text:span text:style-name="T28"><text:tab/>FROM (</text:span></text:p>
      <text:p text:style-name="Code"><text:span text:style-name="T28"><text:tab/><text:tab/>SELECT</text:span></text:p>
      <text:p text:style-name="Code"><text:span text:style-name="T28"><text:tab/><text:tab/><text:tab/><text:tab/>personnes.nom,</text:span></text:p>
      <text:p text:style-name="Code"><text:span text:style-name="T28"><text:tab/><text:tab/><text:tab/><text:tab/>personnes.prenom,</text:span></text:p>
      <text:p text:style-name="Code"><text:span text:style-name="T28"><text:tab/><text:tab/><text:tab/><text:tab/>personnes.dtnai,</text:span></text:p>
      <text:p text:style-name="Code"><text:span text:style-name="T28"><text:tab/><text:tab/><text:tab/><text:tab/>COUNT(DISTINCT(personnes.id)) AS count</text:span></text:p>
      <text:p text:style-name="Code"><text:span text:style-name="T28"><text:tab/><text:tab/><text:tab/>FROM personnes</text:span></text:p>
      <text:p text:style-name="Code"><text:span text:style-name="T28"><text:tab/><text:tab/><text:tab/><text:tab/>INNER JOIN prestations ON (</text:span></text:p>
      <text:p text:style-name="Code"><text:span text:style-name="T28"><text:tab/><text:tab/><text:tab/><text:tab/><text:tab/>personnes.id = prestations.personne_id</text:span></text:p>
      <text:p text:style-name="Code"><text:span text:style-name="T28"><text:tab/><text:tab/><text:tab/><text:tab/>)</text:span></text:p>
      <text:p text:style-name="Code"><text:span text:style-name="T28"><text:tab/><text:tab/><text:tab/><text:tab/>INNER JOIN foyers ON (</text:span></text:p>
      <text:p text:style-name="Code"><text:span text:style-name="T28"><text:tab/><text:tab/><text:tab/><text:tab/><text:tab/>personnes.foyer_id = foyers.id</text:span></text:p>
      <text:p text:style-name="Code"><text:span text:style-name="T28"><text:tab/><text:tab/><text:tab/><text:tab/>)</text:span></text:p>
      <text:p text:style-name="Code"><text:span text:style-name="T28"><text:tab/><text:tab/><text:tab/><text:tab/>INNER JOIN dossiers ON (</text:span></text:p>
      <text:p text:style-name="Code"><text:span text:style-name="T28"><text:tab/><text:tab/><text:tab/><text:tab/><text:tab/>foyers.dossier_id = dossiers.id</text:span></text:p>
      <text:p text:style-name="Code"><text:span text:style-name="T28"><text:tab/><text:tab/><text:tab/><text:tab/>)</text:span></text:p>
      <text:p text:style-name="P25"><text:span text:style-name="T28"><text:tab/><text:tab/><text:tab/><text:tab/>INNER JOIN situationsdossiersrsa </text:span><text:span text:style-name="T32">AS situations </text:span><text:span text:style-name="T28">ON (</text:span></text:p>
      <text:p text:style-name="P25"><text:span text:style-name="T28"><text:tab/><text:tab/><text:tab/><text:tab/><text:tab/></text:span><text:span text:style-name="T32">situations</text:span><text:span text:style-name="T28">.dossier_id = dossiers.id</text:span></text:p>
      <text:p text:style-name="Code"><text:span text:style-name="T28"><text:tab/><text:tab/><text:tab/><text:tab/>)</text:span></text:p>
      <text:p text:style-name="Code"><text:span text:style-name="T31"><text:tab/><text:tab/><text:tab/>WHERE</text:span></text:p>
      <text:p text:style-name="P23"><text:span text:style-name="T28"><text:tab/><text:tab/><text:tab/><text:tab/>prestations.natprest = 'RSA'</text:span></text:p>
      <text:p text:style-name="P23"><text:span text:style-name="T28"><text:tab/><text:tab/><text:tab/><text:tab/>AND prestations.rolepers IN ( 'DEM', 'CJT' )</text:span></text:p>
      <text:p text:style-name="P24"><text:span text:style-name="T28"><text:tab/><text:tab/><text:tab/><text:tab/></text:span><text:span text:style-name="T32">AND situations</text:span><text:span text:style-name="T28">.etatdosrsa IN ('Z','2','3','4')</text:span></text:p>
      <text:p text:style-name="Code"><text:span text:style-name="T28"><text:tab/><text:tab/><text:tab/>GROUP BY</text:span></text:p>
      <text:p text:style-name="Code"><text:span text:style-name="T28"><text:tab/><text:tab/><text:tab/><text:tab/>personnes.nom,</text:span></text:p>
      <text:p text:style-name="Code"><text:span text:style-name="T28"><text:tab/><text:tab/><text:tab/><text:tab/>personnes.prenom,</text:span></text:p>
      <text:p text:style-name="Code"><text:span text:style-name="T28"><text:tab/><text:tab/><text:tab/><text:tab/>personnes.dtnai</text:span></text:p>
      <text:p text:style-name="Code"><text:span text:style-name="T28"><text:tab/>) AS p</text:span></text:p>
      <text:p text:style-name="Code"><text:span text:style-name="T28"><text:tab/>WHERE p.count &gt; 1;</text:span></text:p>
      <text:h text:style-name="P40" text:outline-level="4"><text:span text:style-name="T35">5</text:span><text:span text:style-name="T16">°) </text:span><text:span text:style-name="T35">Allocataires possédant plusieurs identifiants Pôle Emploi</text:span><text:span text:style-name="T20"> ?</text:span></text:h>
      <text:p text:style-name="P26"><text:span text:style-name="T34">SELECT</text:span></text:p>
      <text:p text:style-name="P26"><text:span text:style-name="T34"><text:tab/><text:tab/></text:span><text:span text:style-name="T36">COUNT(</text:span><text:span text:style-name="T34">*</text:span><text:span text:style-name="T36">)</text:span></text:p>
      <text:p text:style-name="P26"><text:span text:style-name="T34"><text:tab/>FROM (</text:span></text:p>
      <text:p text:style-name="P26"><text:span text:style-name="T34"><text:tab/><text:tab/>SELECT</text:span></text:p>
      <text:p text:style-name="P26"><text:span text:style-name="T34"><text:tab/><text:tab/><text:tab/><text:tab/>COUNT(DISTINCT(t.identifiantpe)) AS count,</text:span></text:p>
      <text:p text:style-name="P26"><text:span text:style-name="T34"><text:tab/><text:tab/><text:tab/><text:tab/>t.nom,</text:span></text:p>
      <text:p text:style-name="P26"><text:span text:style-name="T34"><text:tab/><text:tab/><text:tab/><text:tab/>t.prenom,</text:span></text:p>
      <text:p text:style-name="P26"><text:span text:style-name="T34"><text:tab/><text:tab/><text:tab/><text:tab/>t.dtnai</text:span></text:p>
      <text:p text:style-name="P26"><text:span text:style-name="T34"><text:tab/><text:tab/><text:tab/>FROM (</text:span></text:p>
      <text:p text:style-name="P26"><text:span text:style-name="T34"><text:tab/><text:tab/><text:tab/><text:tab/>SELECT</text:span></text:p>
      <text:p text:style-name="P26"><text:span text:style-name="T34"><text:tab/><text:tab/><text:tab/><text:tab/><text:tab/><text:tab/>identifiantpe,</text:span></text:p>
      <text:p text:style-name="P26"><text:span text:style-name="T34"><text:tab/><text:tab/><text:tab/><text:tab/><text:tab/><text:tab/>nom,</text:span></text:p>
      <text:p text:style-name="P26"><text:span text:style-name="T34"><text:tab/><text:tab/><text:tab/><text:tab/><text:tab/><text:tab/>prenom,</text:span></text:p>
      <text:p text:style-name="P26"><text:span text:style-name="T34"><text:tab/><text:tab/><text:tab/><text:tab/><text:tab/><text:tab/>dtnai</text:span></text:p>
      <text:p text:style-name="P26"><text:span text:style-name="T34"><text:tab/><text:tab/><text:tab/><text:tab/><text:tab/>FROM</text:span></text:p>
      <text:p text:style-name="P26"><text:span text:style-name="T34"><text:tab/><text:tab/><text:tab/><text:tab/><text:tab/><text:tab/>tempinscriptions</text:span></text:p>
      <text:p text:style-name="P26"><text:span text:style-name="T34"><text:tab/><text:tab/><text:tab/><text:tab/>UNION</text:span></text:p>
      <text:p text:style-name="P26"><text:span text:style-name="T34"><text:tab/><text:tab/><text:tab/><text:tab/>SELECT</text:span></text:p>
      <text:p text:style-name="P26"><text:soft-page-break/><text:span text:style-name="T34"><text:tab/><text:tab/><text:tab/><text:tab/><text:tab/><text:tab/>identifiantpe,</text:span></text:p>
      <text:p text:style-name="P26"><text:span text:style-name="T34"><text:tab/><text:tab/><text:tab/><text:tab/><text:tab/><text:tab/>nom,</text:span></text:p>
      <text:p text:style-name="P26"><text:span text:style-name="T34"><text:tab/><text:tab/><text:tab/><text:tab/><text:tab/><text:tab/>prenom,</text:span></text:p>
      <text:p text:style-name="P26"><text:span text:style-name="T34"><text:tab/><text:tab/><text:tab/><text:tab/><text:tab/><text:tab/>dtnai</text:span></text:p>
      <text:p text:style-name="P26"><text:span text:style-name="T34"><text:tab/><text:tab/><text:tab/><text:tab/><text:tab/>FROM</text:span></text:p>
      <text:p text:style-name="P26"><text:span text:style-name="T34"><text:tab/><text:tab/><text:tab/><text:tab/><text:tab/><text:tab/>tempcessations</text:span></text:p>
      <text:p text:style-name="P26"><text:span text:style-name="T34"><text:tab/><text:tab/><text:tab/><text:tab/>UNION</text:span></text:p>
      <text:p text:style-name="P26"><text:span text:style-name="T34"><text:tab/><text:tab/><text:tab/><text:tab/>SELECT</text:span></text:p>
      <text:p text:style-name="P26"><text:span text:style-name="T34"><text:tab/><text:tab/><text:tab/><text:tab/><text:tab/><text:tab/>identifiantpe,</text:span></text:p>
      <text:p text:style-name="P26"><text:span text:style-name="T34"><text:tab/><text:tab/><text:tab/><text:tab/><text:tab/><text:tab/>nom,</text:span></text:p>
      <text:p text:style-name="P26"><text:span text:style-name="T34"><text:tab/><text:tab/><text:tab/><text:tab/><text:tab/><text:tab/>prenom,</text:span></text:p>
      <text:p text:style-name="P26"><text:span text:style-name="T34"><text:tab/><text:tab/><text:tab/><text:tab/><text:tab/><text:tab/>dtnai</text:span></text:p>
      <text:p text:style-name="P26"><text:span text:style-name="T34"><text:tab/><text:tab/><text:tab/><text:tab/><text:tab/>FROM</text:span></text:p>
      <text:p text:style-name="P26"><text:span text:style-name="T34"><text:tab/><text:tab/><text:tab/><text:tab/><text:tab/><text:tab/>tempradiations</text:span></text:p>
      <text:p text:style-name="P26"><text:span text:style-name="T34"><text:tab/><text:tab/><text:tab/><text:tab/>UNION</text:span></text:p>
      <text:p text:style-name="P26"><text:span text:style-name="T34"><text:tab/><text:tab/><text:tab/><text:tab/>SELECT</text:span></text:p>
      <text:p text:style-name="P26"><text:span text:style-name="T34"><text:tab/><text:tab/><text:tab/><text:tab/><text:tab/><text:tab/>infospoleemploi.identifiantpe,</text:span></text:p>
      <text:p text:style-name="P26"><text:span text:style-name="T34"><text:tab/><text:tab/><text:tab/><text:tab/><text:tab/><text:tab/>personnes.nom,</text:span></text:p>
      <text:p text:style-name="P26"><text:span text:style-name="T34"><text:tab/><text:tab/><text:tab/><text:tab/><text:tab/><text:tab/>personnes.prenom,</text:span></text:p>
      <text:p text:style-name="P26"><text:span text:style-name="T34"><text:tab/><text:tab/><text:tab/><text:tab/><text:tab/><text:tab/>personnes.dtnai</text:span></text:p>
      <text:p text:style-name="P26"><text:span text:style-name="T34"><text:tab/><text:tab/><text:tab/><text:tab/><text:tab/>FROM infospoleemploi</text:span></text:p>
      <text:p text:style-name="P26"><text:span text:style-name="T34"><text:tab/><text:tab/><text:tab/><text:tab/><text:tab/><text:tab/>INNER JOIN personnes ON (</text:span></text:p>
      <text:p text:style-name="P26"><text:span text:style-name="T34"><text:tab/><text:tab/><text:tab/><text:tab/><text:tab/><text:tab/><text:tab/>infospoleemploi.personne_id = personnes.id</text:span></text:p>
      <text:p text:style-name="P26"><text:span text:style-name="T34"><text:tab/><text:tab/><text:tab/><text:tab/><text:tab/><text:tab/>)</text:span></text:p>
      <text:p text:style-name="P26"><text:span text:style-name="T34"><text:tab/><text:tab/><text:tab/>) AS t</text:span></text:p>
      <text:p text:style-name="P26"><text:span text:style-name="T34"><text:tab/><text:tab/><text:tab/>GROUP BY</text:span></text:p>
      <text:p text:style-name="P26"><text:span text:style-name="T34"><text:tab/><text:tab/><text:tab/><text:tab/>t.nom,</text:span></text:p>
      <text:p text:style-name="P26"><text:span text:style-name="T34"><text:tab/><text:tab/><text:tab/><text:tab/>t.prenom,</text:span></text:p>
      <text:p text:style-name="P26"><text:span text:style-name="T34"><text:tab/><text:tab/><text:tab/><text:tab/>t.dtnai</text:span></text:p>
      <text:p text:style-name="P26"><text:span text:style-name="T34"><text:tab/>) AS a</text:span></text:p>
      <text:p text:style-name="P26"><text:span text:style-name="T34"><text:tab/>WHERE a.count &gt; 1</text:span></text:p>
      <text:h text:style-name="P28" text:outline-level="2"><text:span text:style-name="T5">Dumps utilisés</text:span></text:h>
      <text:p text:style-name="P5"><text:span text:style-name="T4">CG 66 :</text:span><text:span text:style-name="T6">20101217_dump_webrsaCG66_rc9.sql.gz</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10 Pitch" svg:font-family="'Courier 10 Pitch'" style:font-adornments="Normal"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5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fo:padding="0cm" fo:border-left="none" fo:border-right="none" fo:border-top="none" fo:border-bottom="0.002cm solid #000000" style:shadow="none"/>
      <style:text-properties fo:font-size="120%"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10%" fo:font-weight="normal"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Code" style:family="paragraph" style:parent-style-name="Standard" style:next-style-name="Text_20_body" style:master-page-name="">
      <style:paragraph-properties fo:margin-top="0cm" fo:margin-bottom="0cm" style:line-height-at-least="0cm" style:page-number="auto" fo:background-color="#ffffcc" fo:padding="0.049cm" fo:border-left="0.002cm solid #000000" fo:border-right="0.002cm solid #000000" fo:border-top="0.002cm solid #000000" fo:border-bottom="0.002cm solid #808080" style:shadow="none">
        <style:background-image/>
      </style:paragraph-properties>
      <style:text-properties style:font-name="Courier 10 Pitch"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_20_3" style:next-style-name="Text_20_body" style:default-outline-level="4">
      <style:paragraph-properties fo:margin-left="0cm" fo:margin-right="0cm" fo:text-indent="0cm" style:auto-text-indent="false"/>
      <style:text-properties fo:font-size="85%" fo:font-style="normal" fo:font-weight="normal" style:font-size-asian="85%" style:font-style-asian="italic" style:font-weight-asian="normal"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tian Buffin</meta:initial-creator>
    <meta:creation-date>2010-11-04T14:31:02</meta:creation-date>
    <meta:generator>OpenOffice.org/3.2$Linux OpenOffice.org_project/320m19$Build-9505</meta:generator>
    <dc:date>2010-12-29T18:11:56</dc:date>
    <dc:creator>Christian Buffin</dc:creator>
    <meta:editing-duration>PT13H56M41S</meta:editing-duration>
    <meta:editing-cycles>158</meta:editing-cycles>
    <meta:document-statistic meta:table-count="0" meta:image-count="0" meta:object-count="0" meta:page-count="6" meta:paragraph-count="251" meta:word-count="1247" meta:character-count="9215"/>
  </office:meta>
</office:document-meta>
</file>